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/>
  <office:automatic-styles/>
  <office:body>
    <office:spreadsheet>
      <table:table table:name="auth_tag_structure" table:print="false">
        <table:table-row>
          <table:table-cell office:value-type="string" office:value="authtypecode">
            <text:p>authtypecode</text:p>
          </table:table-cell>
          <table:table-cell office:value-type="string" office:value="tagfield">
            <text:p>tag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authorised_value">
            <text:p>authorised_value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0">
            <text:p>000</text:p>
          </table:table-cell>
          <table:table-cell office:value-type="string" office:value="LEADER">
            <text:p>LEADER</text:p>
          </table:table-cell>
          <table:table-cell office:value-type="string" office:value="LEADER">
            <text:p>LEA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1">
            <text:p>001</text:p>
          </table:table-cell>
          <table:table-cell office:value-type="string" office:value="CONTROL NUMBER">
            <text:p>CONTROL NUMBER</text:p>
          </table:table-cell>
          <table:table-cell office:value-type="string" office:value="CONTROL NUMBER">
            <text:p>CONTROL NUM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3">
            <text:p>003</text:p>
          </table:table-cell>
          <table:table-cell office:value-type="string" office:value="CONTROL NUMBER IDENTIFIER">
            <text:p>CONTROL NUMBER IDENTIFIER</text:p>
          </table:table-cell>
          <table:table-cell office:value-type="string" office:value="CONTROL NUMBER IDENTIFIER">
            <text:p>CONTROL NUMBER IDENTIF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5">
            <text:p>005</text:p>
          </table:table-cell>
          <table:table-cell office:value-type="string" office:value="DATE AND TIME OF LATEST TRANSACTION">
            <text:p>DATE AND TIME OF LATEST TRANSACTION</text:p>
          </table:table-cell>
          <table:table-cell office:value-type="string" office:value="DATE AND TIME OF LATEST TRANSACTION">
            <text:p>DATE AND TIME OF LATEST TRANSAC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8">
            <text:p>008</text:p>
          </table:table-cell>
          <table:table-cell office:value-type="string" office:value="FIXED-LENGTH DATA ELEMENTS">
            <text:p>FIXED-LENGTH DATA ELEMENTS</text:p>
          </table:table-cell>
          <table:table-cell office:value-type="string" office:value="FIXED-LENGTH DATA ELEMENTS">
            <text:p>FIXED-LENGTH DATA ELEME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10">
            <text:p>010</text:p>
          </table:table-cell>
          <table:table-cell office:value-type="string" office:value="LIBRARY OF CONGRESS CONTROL NUMBER">
            <text:p>LIBRARY OF CONGRESS CONTROL NUMBER</text:p>
          </table:table-cell>
          <table:table-cell office:value-type="string" office:value="LIBRARY OF CONGRESS CONTROL NUMBER">
            <text:p>LIBRARY OF CONGRESS CONTROL NUMB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</table:table-row>
      </table:table>
      <table:table table:name="auth_subfield_structure" table:print="false">
        <table:table-row>
          <table:table-cell office:value-type="string" office:value="authtypecode">
            <text:p>authtypecode</text:p>
          </table:table-cell>
          <table:table-cell office:value-type="string" office:value="tagfield">
            <text:p>tagfield</text:p>
          </table:table-cell>
          <table:table-cell office:value-type="string" office:value="tagsubfield">
            <text:p>tagsubfield</text:p>
          </table:table-cell>
          <table:table-cell office:value-type="string" office:value="liblibrarian">
            <text:p>liblibrarian</text:p>
          </table:table-cell>
          <table:table-cell office:value-type="string" office:value="libopac">
            <text:p>libopac</text:p>
          </table:table-cell>
          <table:table-cell office:value-type="string" office:value="repeatable">
            <text:p>repeatable</text:p>
          </table:table-cell>
          <table:table-cell office:value-type="string" office:value="mandatory">
            <text:p>mandatory</text:p>
          </table:table-cell>
          <table:table-cell office:value-type="string" office:value="tab">
            <text:p>tab</text:p>
          </table:table-cell>
          <table:table-cell office:value-type="string" office:value="authorised_value">
            <text:p>authorised_value</text:p>
          </table:table-cell>
          <table:table-cell office:value-type="string" office:value="value_builder">
            <text:p>value_builder</text:p>
          </table:table-cell>
          <table:table-cell office:value-type="string" office:value="seealso">
            <text:p>seealso</text:p>
          </table:table-cell>
          <table:table-cell office:value-type="string" office:value="isurl">
            <text:p>isurl</text:p>
          </table:table-cell>
          <table:table-cell office:value-type="string" office:value="hidden">
            <text:p>hidden</text:p>
          </table:table-cell>
          <table:table-cell office:value-type="string" office:value="linkid">
            <text:p>linkid</text:p>
          </table:table-cell>
          <table:table-cell office:value-type="string" office:value="kohafield">
            <text:p>kohafield</text:p>
          </table:table-cell>
          <table:table-cell office:value-type="string" office:value="frameworkcode">
            <text:p>frameworkcode</text:p>
          </table:table-cell>
          <table:table-cell office:value-type="string" office:value="defaultvalue">
            <text:p>defaultvalue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0">
            <text:p>000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marc21_leader_authorities.pl">
            <text:p>marc21_leader_authorities.pl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1">
            <text:p>001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auth_header.authid">
            <text:p>auth_header.authid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3">
            <text:p>003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marc21_orgcode.pl">
            <text:p>marc21_orgcode.pl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5">
            <text:p>005</text:p>
          </table:table-cell>
          <table:table-cell office:value-type="string" office:value="@">
            <text:p>@</text:p>
          </table:table-cell>
          <table:table-cell office:value-type="string" office:value="control field">
            <text:p>control field</text:p>
          </table:table-cell>
          <table:table-cell office:value-type="string" office:value="control field">
            <text:p>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marc21_field_005.pl">
            <text:p>marc21_field_005.pl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08">
            <text:p>008</text:p>
          </table:table-cell>
          <table:table-cell office:value-type="string" office:value="@">
            <text:p>@</text:p>
          </table:table-cell>
          <table:table-cell office:value-type="string" office:value="fixed length control field">
            <text:p>fixed length control field</text:p>
          </table:table-cell>
          <table:table-cell office:value-type="string" office:value="fixed length control field">
            <text:p>fixed length control fiel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marc21_field_008_authorities.pl">
            <text:p>marc21_field_008_authorities.pl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10">
            <text:p>010</text:p>
          </table:table-cell>
          <table:table-cell office:value-type="string" office:value="8">
            <text:p>8</text:p>
          </table:table-cell>
          <table:table-cell office:value-type="string" office:value="Field link and sequence number">
            <text:p>Field link and sequence number</text:p>
          </table:table-cell>
          <table:table-cell office:value-type="string" office:value="Field link and sequence number">
            <text:p>Field link and sequence n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10">
            <text:p>010</text:p>
          </table:table-cell>
          <table:table-cell office:value-type="string" office:value="a">
            <text:p>a</text:p>
          </table:table-cell>
          <table:table-cell office:value-type="string" office:value="LC control number">
            <text:p>LC control number</text:p>
          </table:table-cell>
          <table:table-cell office:value-type="string" office:value="LC control number">
            <text:p>LC control numb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  <table:table-row>
          <table:table-cell office:value-type="string" office:value="TEST">
            <text:p>TEST</text:p>
          </table:table-cell>
          <table:table-cell office:value-type="string" office:value="010">
            <text:p>010</text:p>
          </table:table-cell>
          <table:table-cell office:value-type="string" office:value="z">
            <text:p>z</text:p>
          </table:table-cell>
          <table:table-cell office:value-type="string" office:value="Canceled/invalid LC control number">
            <text:p>Canceled/invalid LC control number</text:p>
          </table:table-cell>
          <table:table-cell office:value-type="string" office:value="Canceled/invalid LC control number">
            <text:p>Canceled/invalid LC control numb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  <table:table-cell office:value-type="string" office:value="#">
            <text:p>#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9-02-14T02:42:20</meta:creation-date>
    <dc:date>2019-02-14T02:42:20</dc:date>
    <dc:language>en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